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</style:style>
    <style:style style:name="P5" style:family="paragraph" style:parent-style-name="Text_20_body">
      <style:paragraph-properties fo:margin-top="0cm" fo:margin-bottom="1.023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cm" fo:margin-bottom="1.023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Heading_20_1">
      <style:paragraph-properties fo:margin-top="0.847cm" fo:margin-bottom="0.212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</style:style>
    <style:style style:name="P10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4" style:family="paragraph" style:parent-style-name="Text_20_body" style:list-style-name="L2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5" style:family="paragraph" style:parent-style-name="Text_20_body" style:list-style-name="L1">
      <style:paragraph-properties fo:margin-top="0cm" fo:margin-bottom="1.023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Text_20_body" style:list-style-name="L2">
      <style:paragraph-properties fo:margin-top="0cm" fo:margin-bottom="1.023cm" style:contextual-spacing="false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7e23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fo:font-size="11pt" style:text-underline-style="none" officeooo:rsid="000d7e23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fo:font-size="11pt" style:text-underline-style="solid" style:text-underline-width="auto" style:text-underline-color="font-color" style:text-blinking="false" fo:background-color="transparent" loext:char-shading-value="0" style:font-size-asian="11pt" style:font-size-complex="11pt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51e0a56e-8174-cba8-4375-4b96ac5c28bf"/>Task 1:</text:p>
      <text:p text:style-name="P2">Create a user and a file. Only that user should have access to that file.</text:p>
      <text:p text:style-name="Text_20_body"/>
      <text:p text:style-name="P3">sudo adduser auser --gecos "abcdef,RoomNumber,WorkPhone,HomePhone" --disabled-pass</text:p>
      <text:p text:style-name="P3">echo "auser:pass"| sudo chpasswd</text:p>
      <text:p text:style-name="P3">su auser</text:p>
      <text:p text:style-name="P3">touch a123</text:p>
      <text:p text:style-name="P3">chown auser a123</text:p>
      <text:p text:style-name="Text_20_body"/>
      <text:p text:style-name="P1">Task 2:</text:p>
      <text:p text:style-name="P2">Shell script to find the current user, permissions, groups and processes.</text:p>
      <text:p text:style-name="Text_20_body"/>
      <text:p text:style-name="P3">echo "User is "</text:p>
      <text:p text:style-name="P3">whoami</text:p>
      <text:p text:style-name="P3">echo "Permissions are"</text:p>
      <text:p text:style-name="P3">ls -l</text:p>
      <text:p text:style-name="P3">echo "Groups are"</text:p>
      <text:p text:style-name="P3">groups</text:p>
      <text:p text:style-name="P3">echo "Processes "</text:p>
      <text:p text:style-name="P3">ps</text:p>
      <text:p text:style-name="Text_20_body"/>
      <text:p text:style-name="P1">Task 3:</text:p>
      <text:p text:style-name="P2">Place a file in the directory mentioned during runtime.</text:p>
      <text:p text:style-name="Text_20_body"/>
      <text:p text:style-name="P3">cp aditi.txt $1</text:p>
      <text:p text:style-name="Text_20_body"/>
      <text:p text:style-name="P1">HTTP V/S HTTP/2</text:p>
      <text:p text:style-name="Text_20_body"/>
      <text:p text:style-name="P3">HTTP/2 is basically the updated version of HTTP .</text:p>
      <text:p text:style-name="P8"/>
      <text:list xml:id="list8067295646574055940" text:style-name="L1">
        <text:list-item>
          <text:p text:style-name="P10">It is binary, instead of textual.</text:p>
        </text:list-item>
        <text:list-item>
          <text:p text:style-name="P10">Fully multiplexed, instead of ordered and blocking. This means that HTTP/2 can send multiple requests for data in parallel over a single TCP connection. This is the most advanced feature of the HTTP/2 protocol because it allows you to download web files via ASync mode from one server. Most modern browsers limit TCP connections to one server.</text:p>
        </text:list-item>
        <text:list-item>
          <text:p text:style-name="P10">No Head Of blocking. Previously first file must be loaded, before loading second file. but <text:soft-page-break/>now they can arrive in any order.By eliminating head-of-line blocking, the website can be loaded much more quickly.</text:p>
        </text:list-item>
        <text:list-item>
          <text:p text:style-name="P10">Uses header compression HPACK to reduce overhead.</text:p>
        </text:list-item>
        <text:list-item>
          <text:p text:style-name="P12"><text:span text:style-name="T9">Allows servers to “push” responses proactively into client caches </text:span><text:span text:style-name="T10">instead of waiting for a new request for each resource.</text:span></text:p>
        </text:list-item>
        <text:list-item>
          <text:p text:style-name="P13">It uses the new ALPN extension which allows for faster encrypted connections since the application protocol is determined during the initial connection.</text:p>
        </text:list-item>
        <text:list-item>
          <text:p text:style-name="P13">It reduces additional round trip times (RTT), making your website load faster without any optimization.</text:p>
        </text:list-item>
        <text:list-item>
          <text:p text:style-name="P15">Domain sharding and asset concatenation are no longer needed with HTTP/2.</text:p>
        </text:list-item>
      </text:list>
      <text:p text:style-name="P5">HTTP/2 cons:</text:p>
      <text:list xml:id="list5716799048246913575" text:style-name="L2">
        <text:list-item>
          <text:p text:style-name="P14">It’s not very fast, and not super modern.</text:p>
        </text:list-item>
        <text:list-item>
          <text:p text:style-name="P14">Encryption is not required.</text:p>
        </text:list-item>
        <text:list-item>
          <text:p text:style-name="P16">Cookie security is still an issue.</text:p>
        </text:list-item>
      </text:list>
      <text:p text:style-name="P6">To conclude, HTTP/2 supports queries multiplexing, headers compression, priority and more intelligent packet streaming management. This results in reduced latency and accelerates content download on modern web pages.</text:p>
      <text:p text:style-name="Text_20_body"/>
      <text:p text:style-name="P1">RESTFUL ARCHITECTURE</text:p>
      <text:p text:style-name="Text_20_body"/>
      <text:p text:style-name="P4"><text:span text:style-name="T2">An architectural style called</text:span><text:a xlink:type="simple" xlink:href="https://en.m.wikipedia.org/wiki/Representational_state_transfer"><text:span text:style-name="T1"> </text:span></text:a><text:a xlink:type="simple" xlink:href="https://en.m.wikipedia.org/wiki/Representational_state_transfer"><text:span text:style-name="T2">REST (Representational State Transfer)</text:span></text:a><text:span text:style-name="T1"> </text:span><text:span text:style-name="T2">advocates that web applications should use HTTP as it was originally envisioned. Lookups should use</text:span><text:a xlink:type="simple" xlink:href="https://en.m.wikipedia.org/wiki/Hypertext_Transfer_Protocol#Request_methods"><text:span text:style-name="T1"> </text:span></text:a><text:a xlink:type="simple" xlink:href="https://en.m.wikipedia.org/wiki/Hypertext_Transfer_Protocol#Request_methods"><text:span text:style-name="T2">GET</text:span></text:a><text:span text:style-name="T1"> </text:span><text:span text:style-name="T2">requests.</text:span><text:a xlink:type="simple" xlink:href="https://en.m.wikipedia.org/wiki/Hypertext_Transfer_Protocol#Request_methods"><text:span text:style-name="T1"> </text:span></text:a><text:a xlink:type="simple" xlink:href="https://en.m.wikipedia.org/wiki/Hypertext_Transfer_Protocol#Request_methods"><text:span text:style-name="T2">PUT, POST, and DELETE</text:span></text:a><text:span text:style-name="T1"> </text:span><text:span text:style-name="T2">requests should be used for mutation, creation, and deletion respectively.</text:span></text:p>
      <text:p text:style-name="P4"><text:span text:style-name="T2">Representational state transfer (REST) or RESTful</text:span><text:a xlink:type="simple" xlink:href="https://en.wikipedia.org/wiki/Web_service"><text:span text:style-name="T1"> </text:span></text:a><text:a xlink:type="simple" xlink:href="https://en.wikipedia.org/wiki/Web_service"><text:span text:style-name="T2">web services</text:span></text:a><text:span text:style-name="T1"> </text:span><text:span text:style-name="T2">is a way of providing interoperability be</text:span><text:span text:style-name="T3">tween computer systems on the </text:span><text:span text:style-name="T4">internet.</text:span><text:a xlink:type="simple" xlink:href="https://en.wikipedia.org/wiki/Internet"><text:span text:style-name="T6"> </text:span></text:a><text:span text:style-name="T3"><text:s/>REST-compliant Web services allow requesting systems to access and manipulate textual representations of</text:span><text:a xlink:type="simple" xlink:href="https://en.wikipedia.org/wiki/Web_resource"><text:span text:style-name="T6"> </text:span></text:a><text:a xlink:type="simple" xlink:href="https://en.wikipedia.org/wiki/Web_resource"><text:span text:style-name="T3">Web resources</text:span></text:a><text:span text:style-name="T6"> </text:span><text:span text:style-name="T3">using a uniform and predefined set of</text:span><text:a xlink:type="simple" xlink:href="https://en.wikipedia.org/wiki/Stateless_protocol"><text:span text:style-name="T6"> </text:span></text:a><text:a xlink:type="simple" xlink:href="https://en.wikipedia.org/wiki/Stateless_protocol"><text:span text:style-name="T3">stateless</text:span></text:a><text:span text:style-name="T6"> </text:span><text:span text:style-name="T3">operations. </text:span></text:p>
      <text:p text:style-name="P3"><text:span text:style-name="T11">By using a stateless protocol and standard operation</text:span>s, REST systems aim for fast performance, reliability, and the ability to grow, by re-using components that can be managed and updated without affecting the system as a whole, even while it is running.</text:p>
      <text:p text:style-name="Text_20_body"/>
      <text:h text:style-name="P7" text:outline-level="1"><text:soft-page-break/>Error Code List</text:h>
      <text:list xml:id="list5829222613602898443" text:style-name="L3">
        <text:list-item>
          <text:p text:style-name="P11">1xx Informational Error Code List</text:p>
        </text:list-item>
        <text:list-item>
          <text:p text:style-name="P11">2xx Success Code List</text:p>
        </text:list-item>
        <text:list-item>
          <text:p text:style-name="P11">3xx Redirection Error Code List</text:p>
        </text:list-item>
        <text:list-item>
          <text:p text:style-name="P11">4xx Client Error Code List</text:p>
        </text:list-item>
        <text:list-item>
          <text:p text:style-name="P11">5xx Server Error Code List</text:p>
        </text:list-item>
        <text:list-item>
          <text:p text:style-name="P11">Unofficial Error Code List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07:53.050127684</meta:creation-date>
    <dc:date>2017-11-03T16:11:40.20514116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47" meta:word-count="485" meta:character-count="3038" meta:non-whitespace-character-count="2615"/>
  </office:meta>
</office:document-meta>
</file>